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es" fo:country="MX" fo:font-weight="bold" officeooo:rsid="000125f4" officeooo:paragraph-rsid="000125f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MX" fo:font-weight="normal" officeooo:rsid="00023b18" officeooo:paragraph-rsid="00023b1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23b18"/>
    </style:style>
    <style:style style:name="T1" style:family="text">
      <style:text-properties fo:font-size="12pt" fo:language="es" fo:country="MX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es" fo:country="MX" fo:font-weight="normal" officeooo:rsid="00023b18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dDraw</text:p>
      <text:p text:style-name="P1"/>
      <text:p text:style-name="P2">La clase StdDraw nos permite dibujar puntos, líneas, cuadrados, circulos y otras figuras geometricas en una ventana.</text:p>
      <text:p text:style-name="P3"><text:span text:style-name="T2">Hace uso de los componentes de las librerías de Swing y Awt para poder realizar dicha tarea, además aplica el patrón de diseño Singleton para restringir la creación de de objectos y limitarnos a tener solo una.</text:span></text:p>
      <text:p text:style-name="P2"/>
      <text:p text:style-name="P2">StdDraw nos da una gran variedad de opciones para el pintado de los elementos, nos permite modificar el tamaño de la ventana o la escala, cambiar el color y grosor de las líneas que usara para el pintado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00:47:20.350803141</meta:creation-date>
    <dc:date>2019-03-09T01:51:30.951646723</dc:date>
    <meta:editing-duration>PT28M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4" meta:word-count="93" meta:character-count="537" meta:non-whitespace-character-count="448"/>
  </office:meta>
</office:document-meta>
</file>